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" manifest:full-path="Pictures/TablePreview1.svm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9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</style:style>
    <style:style style:name="ce2" style:family="table-cell">
      <style:graphic-properties draw:fill="solid" style:repeat="repeat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4.098cm" svg:height="2.915cm" svg:x="4.902cm" svg:y="2.88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" draw:layer="layout" svg:width="6cm" svg:height="1.2cm" svg:x="9.04cm" svg:y="0.906cm">
          <draw:text-box>
            <text:p>Columns of <text:span text:style-name="T1">fields</text:span></text:p>
          </draw:text-box>
        </draw:frame>
        <draw:frame draw:style-name="gr1" draw:layer="layout" svg:width="4cm" svg:height="1.673cm" svg:x="0.74cm" svg:y="3.433cm">
          <draw:text-box>
            <text:p>Rows of </text:p>
            <text:p><text:span text:style-name="T1">records</text:span></text:p>
          </draw:text-box>
        </draw:frame>
        <draw:line draw:style-name="gr2" draw:text-style-name="P1" draw:layer="layout" svg:x1="9.84cm" svg:y1="1.806cm" svg:x2="8.14cm" svg:y2="2.606cm">
          <text:p/>
        </draw:line>
        <draw:line draw:style-name="gr2" draw:text-style-name="P1" draw:layer="layout" svg:x1="11.54cm" svg:y1="1.806cm" svg:x2="11.54cm" svg:y2="2.706cm">
          <text:p/>
        </draw:line>
        <draw:line draw:style-name="gr2" draw:text-style-name="P1" draw:layer="layout" svg:x1="13.54cm" svg:y1="1.806cm" svg:x2="15.94cm" svg:y2="2.706cm">
          <text:p/>
        </draw:line>
        <draw:line draw:style-name="gr2" draw:text-style-name="P1" draw:layer="layout" svg:x1="3.54cm" svg:y1="4.206cm" svg:x2="4.64cm" svg:y2="3.306cm">
          <text:p/>
        </draw:line>
        <draw:line draw:style-name="gr2" draw:text-style-name="P1" draw:layer="layout" svg:x1="3.54cm" svg:y1="4.506cm" svg:x2="4.64cm" svg:y2="4.406cm">
          <text:p/>
        </draw:line>
        <draw:line draw:style-name="gr2" draw:text-style-name="P1" draw:layer="layout" svg:x1="3.54cm" svg:y1="4.806cm" svg:x2="4.64cm" svg:y2="5.50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0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bigail Cabunoc</meta:initial-creator>
    <meta:creation-date>2014-04-30T10:21:26</meta:creation-date>
    <dc:date>2014-05-01T10:03:00</dc:date>
    <dc:creator>Abigail Cabunoc</dc:creator>
    <meta:editing-duration>PT23H34M12S</meta:editing-duration>
    <meta:editing-cycles>2</meta:editing-cycles>
    <meta:generator>OpenOffice/4.0.0$Unix OpenOffice.org_project/400m3$Build-9702</meta:generator>
    <meta:document-statistic meta:object-count="9"/>
  </office:meta>
</office:document-meta>
</file>